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Audra K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2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2">
          <table:table-cell office:value-type="string">
            <text:p>DwyFace</text:p>
          </table:table-cell>
          <table:table-cell office:value-type="string">
            <text:p>DwyFace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rnesto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85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iceboy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19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onHe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153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178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ewbie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183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03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264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269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278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8/07/2019</text:date>, <text:time>18:4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8-07T18:43:41</dc:date>
    <dc:creator>Skip Perry</dc:creator>
    <meta:editing-duration>PT12H18M1S</meta:editing-duration>
    <meta:editing-cycles>274</meta:editing-cycles>
    <meta:document-statistic meta:table-count="1" meta:cell-count="612" meta:object-count="0"/>
  </office:meta>
</office:document-meta>
</file>